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08d18"/>
    </style:style>
    <style:style style:name="P13" style:family="paragraph" style:parent-style-name="Footnote">
      <style:text-properties fo:language="en" fo:country="GB" officeooo:paragraph-rsid="1071f730" fo:background-color="transparent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8d18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eafc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4cd335"/>
    </style:style>
    <style:style style:name="P59" style:family="paragraph" style:parent-style-name="Standard">
      <style:text-properties officeooo:paragraph-rsid="0f6ac771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0cc79a2d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Footnote">
      <style:text-properties officeooo:paragraph-rsid="101f3d54"/>
    </style:style>
    <style:style style:name="P72" style:family="paragraph" style:parent-style-name="Standard">
      <style:text-properties officeooo:paragraph-rsid="1032d175"/>
    </style:style>
    <style:style style:name="P73" style:family="paragraph" style:parent-style-name="Footnote">
      <style:text-properties officeooo:paragraph-rsid="101b7bd9"/>
    </style:style>
    <style:style style:name="P74" style:family="paragraph" style:parent-style-name="Standard">
      <style:text-properties officeooo:paragraph-rsid="103d33d3"/>
    </style:style>
    <style:style style:name="P75" style:family="paragraph" style:parent-style-name="Standard">
      <style:text-properties officeooo:paragraph-rsid="102b18a5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06efe1b"/>
    </style:style>
    <style:style style:name="P79" style:family="paragraph" style:parent-style-name="Standard">
      <style:text-properties officeooo:paragraph-rsid="10783d40"/>
    </style:style>
    <style:style style:name="P80" style:family="paragraph" style:parent-style-name="Standard">
      <style:text-properties officeooo:paragraph-rsid="0c819a59"/>
    </style:style>
    <style:style style:name="P81" style:family="paragraph" style:parent-style-name="Standard">
      <style:text-properties officeooo:paragraph-rsid="0c8364eb"/>
    </style:style>
    <style:style style:name="P82" style:family="paragraph" style:parent-style-name="Standard">
      <style:text-properties officeooo:paragraph-rsid="0ddfbc49"/>
    </style:style>
    <style:style style:name="P83" style:family="paragraph" style:parent-style-name="Standard">
      <style:text-properties officeooo:paragraph-rsid="0a0f841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6d6c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555e9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4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officeooo:rsid="1049ed3a"/>
    </style:style>
    <style:style style:name="T14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fo:language="en" fo:country="GB" officeooo:rsid="10555e93" style:font-size-asian="12pt" style:font-size-complex="12pt"/>
    </style:style>
    <style:style style:name="T15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language="en" fo:country="GB"/>
    </style:style>
    <style:style style:name="T214" style:family="text">
      <style:text-properties fo:language="en" fo:country="GB" officeooo:rsid="10a19599"/>
    </style:style>
    <style:style style:name="T215" style:family="text">
      <style:text-properties fo:language="en" fo:country="GB" officeooo:rsid="10b6b930"/>
    </style:style>
    <style:style style:name="T216" style:family="text">
      <style:text-properties fo:language="en" fo:country="GB" officeooo:rsid="104a6b49"/>
    </style:style>
    <style:style style:name="T21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1" style:family="text">
      <style:text-properties fo:language="en" fo:country="GB" officeooo:rsid="10555e93" style:font-size-asian="12pt" style:font-size-complex="12pt"/>
    </style:style>
    <style:style style:name="T222" style:family="text">
      <style:text-properties officeooo:rsid="0f981b1c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8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officeooo:rsid="10b6b930"/>
    </style:style>
    <style:style style:name="T241" style:family="text">
      <style:text-properties officeooo:rsid="10653724"/>
    </style:style>
    <style:style style:name="T242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4"><text:span text:style-name="T108">Checklist for installing </text:span><text:span text:style-name="T108"><text:user-field-get text:name="Distro">Ubuntu</text:user-field-get></text:span><text:span text:style-name="T108"><text:s/></text:span><text:span text:style-name="T109"><text:user-field-get text:name="Version">24.04 LTS</text:user-field-get></text:span><text:span text:style-name="T110"><text:note text:id="ftn1" text:note-class="footnote"><text:note-citation>1</text:note-citation><text:note-body><text:p text:style-name="P71"><text:span text:style-name="T223">This </text:span><text:span text:style-name="T225"><text:user-field-get text:name="Distro">Ubuntu</text:user-field-get></text:span><text:span text:style-name="T224"><text:s/></text:span><text:span text:style-name="T226"><text:user-field-get text:name="Version">24.04 LTS</text:user-field-get></text:span><text:span text:style-name="T226"><text:s/>Desktop</text:span><text:span text:style-name="T223"> from April </text:span><text:span text:style-name="T227"><text:user-field-get text:name="Releaseyear">2024</text:user-field-get></text:span><text:span text:style-name="T223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111"><text:s/></text:span><text:span text:style-name="T113">Desktop</text:span><text:span text:style-name="T112">.</text:span></text:p>
      <text:p text:style-name="P26"><text:span text:style-name="Strong_20_Emphasis"><text:span text:style-name="T68"/></text:span></text:p>
      <text:p text:style-name="P27"><text:span text:style-name="Strong_20_Emphasis"><text:span text:style-name="T105"/></text:span></text:p>
      <text:p text:style-name="P25">Fill in the text box after &lt;...&gt;</text:p>
      <text:p text:style-name="P15"><text:span text:style-name="T217">&lt;user</text:span><text:span text:style-name="T181">&gt;</text:span><text:span text:style-name="T193"><text:tab/><text:tab/></text:span><text:span text:style-name="T202"> <text:tab/><text:tab/><text:tab/> </text:span><draw:control text:anchor-type="as-char" svg:y="-0.4cm" draw:z-index="4" draw:name="Gebruiker" draw:style-name="gr2" draw:text-style-name="P90" svg:width="6.002cm" svg:height="0.5cm" draw:control="control3"><svg:title>Gebruiker</svg:title><svg:desc>Volledige naam, bijv. Jan Stek</svg:desc></draw:control><text:tab/><text:span text:style-name="T200">e</text:span><text:span text:style-name="T198">.g.</text:span><text:span text:style-name="T238"> </text:span><text:span text:style-name="T208">J</text:span><text:span text:style-name="T209">ohn Doe</text:span></text:p>
      <text:p text:style-name="P79"><text:span text:style-name="T11">&lt;</text:span><text:span text:style-name="T206">user</text:span><text:span text:style-name="T6">na</text:span><text:span text:style-name="T9">me</text:span><text:span text:style-name="T181">&gt;</text:span><text:span text:style-name="T204"><text:tab/><text:tab/><text:tab/> </text:span><text:span text:style-name="T204"><draw:control text:anchor-type="as-char" svg:y="-0.4cm" draw:z-index="11" draw:name="Gberuikersnaam 2" draw:style-name="gr2" draw:text-style-name="P90" svg:width="6.002cm" svg:height="0.5cm" draw:control="control10"><svg:title>Gebruikersnaam</svg:title><svg:desc>Korte naam, bijv. jan</svg:desc></draw:control></text:span><text:span text:style-name="T204"><text:tab/></text:span><text:span text:style-name="T205">e</text:span><text:span text:style-name="T239">.g.</text:span><text:span text:style-name="T4"> </text:span><text:span text:style-name="T125">j</text:span><text:span text:style-name="T126">oh</text:span><text:span text:style-name="T125">n</text:span></text:p>
      <text:p text:style-name="P16"><text:span text:style-name="T11">&lt;</text:span><text:span text:style-name="T12">computername</text:span><text:span text:style-name="T181">&gt;</text:span><text:span text:style-name="T207"><text:tab/> </text:span><text:span text:style-name="T6"><draw:control text:anchor-type="as-char" svg:y="-0.4cm" draw:z-index="5" draw:name="Computernaam" draw:style-name="gr2" draw:text-style-name="P90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39">.g.</text:span><text:span text:style-name="T184"> </text:span><text:span text:style-name="T192">pc02</text:span></text:p>
      <text:p text:style-name="P17"><text:span text:style-name="T217">&lt;</text:span><text:span text:style-name="T182">user</text:span><text:span text:style-name="T181">&gt;</text:span><text:span text:style-name="T188"><text:tab/><text:tab/></text:span><text:span text:style-name="T202"> <text:tab/><text:tab/><text:tab/> </text:span><text:span text:style-name="T194"><draw:control text:anchor-type="as-char" svg:y="-0.4cm" draw:z-index="8" draw:name="Gebruiker 1" draw:style-name="gr2" draw:text-style-name="P90" svg:width="6.002cm" svg:height="0.5cm" draw:control="control7"><svg:title>Gebruiker</svg:title><svg:desc>Volledige naam, bijv. Jan Stek</svg:desc></draw:control></text:span><text:span text:style-name="T194"><text:tab/></text:span><text:span text:style-name="T200">i</text:span><text:span text:style-name="T199">.e.</text:span><text:span text:style-name="T195"> </text:span><text:span text:style-name="T196">additional </text:span><text:span text:style-name="T197">user</text:span><text:span text:style-name="T201">s</text:span></text:p>
      <text:p text:style-name="P79"><text:span text:style-name="T217">&lt;</text:span><text:span text:style-name="T182">user</text:span><text:span text:style-name="T183">n</text:span><text:span text:style-name="T180">a</text:span><text:span text:style-name="T181">me&gt;</text:span><text:span text:style-name="T179"><text:tab/><text:tab/><text:tab/> </text:span><text:span text:style-name="T204"><draw:control text:anchor-type="as-char" svg:y="-0.4cm" draw:z-index="9" draw:name="Gberuikersnaam 1" draw:style-name="gr2" draw:text-style-name="P90" svg:width="6.002cm" svg:height="0.5cm" draw:control="control8"><svg:title>Gebruikersnaam</svg:title><svg:desc>Korte naam, bijv. jan</svg:desc></draw:control></text:span><text:span text:style-name="T204"><text:tab/></text:span><text:span text:style-name="T205">i</text:span><text:span text:style-name="T199">.e.</text:span><text:span text:style-name="T189"> </text:span><text:span text:style-name="T185">additional </text:span><text:span text:style-name="T186">user</text:span><text:span text:style-name="T187">s</text:span></text:p>
      <text:p text:style-name="P76"><text:span text:style-name="T241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49">Not yet on Linux?</text:span></text:span><text:span text:style-name="T117"><text:tab/></text:span><text:span text:style-name="T122">Use</text:span><text:span text:style-name="T118"> </text:span><text:span text:style-name="Strong_20_Emphasis"><text:span text:style-name="T123">Checklist </text:span></text:span><text:span text:style-name="Strong_20_Emphasis"><text:span text:style-name="T124">transfer</text:span></text:span><text:span text:style-name="T118"> o</text:span><text:span text:style-name="T121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9"> </text:span><text:span text:style-name="T121">u</text:span><text:span text:style-name="T119">nder </text:span><text:span text:style-name="Strong_20_Emphasis"><text:span text:style-name="T150">Linux</text:span></text:span><text:span text:style-name="T120">.</text:span></text:p>
      <text:p text:style-name="P44"><text:span text:style-name="Strong_20_Emphasis"><text:span text:style-name="T140">New installation?<text:tab/></text:span></text:span><text:span text:style-name="T137"><text:tab/></text:span><text:span text:style-name="T139">Start at chapter</text:span><text:span text:style-name="T137"> </text:span><text:span text:style-name="Strong_20_Emphasis"><text:span text:style-name="T140"><text:bookmark-ref text:reference-format="page" text:ref-name="__RefNumPara__4009_1271708128">2</text:bookmark-ref></text:span></text:span><text:span text:style-name="Strong_20_Emphasis"><text:span text:style-name="T140"><text:s text:c="2"/></text:span></text:span><text:span text:style-name="Strong_20_Emphasis"><text:span text:style-name="T141"><text:bookmark-ref text:reference-format="text" text:ref-name="__RefNumPara__4009_1271708128">Perform installation</text:bookmark-ref></text:span></text:span><text:span text:style-name="T138">.</text:span></text:p>
      <text:p text:style-name="P39"/>
      <text:p text:style-name="P39"/>
      <text:list text:style-name="L1">
        <text:list-item>
          <text:p text:style-name="P86"><text:bookmark-start text:name="__RefNumPara__4083_1271708128"/>Prepar<text:span text:style-name="T222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1"><text:span text:style-name="Strong_20_Emphasis"><text:span text:style-name="T53"><draw:control text:anchor-type="as-char" draw:z-index="7" draw:name="Vorm3_0" draw:style-name="gr1" draw:text-style-name="P8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53"><draw:control text:anchor-type="as-char" draw:z-index="13" draw:name="Vorm3_ 1" draw:style-name="gr1" draw:text-style-name="P8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T26">Log in as </text:span><text:span text:style-name="T219">&lt;user</text:span><text:span text:style-name="T190">&gt;</text:span><text:span text:style-name="T5"><text:note text:id="ftn2" text:note-class="footnote"><text:note-citation>2</text:note-citation><text:note-body><text:p text:style-name="P55"><text:span text:style-name="T70">Login any additional </text:span><text:span text:style-name="T74">users</text:span><text:span text:style-name="T76"> </text:span><text:span text:style-name="T70">and follow the same steps.</text:span></text:p></text:note-body></text:note></text:span><text:span text:style-name="T27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80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6" draw:name="Vorm 4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8"><text:span text:style-name="T45">P</text:span><text:span text:style-name="T30">ress the </text:span><text:span text:style-name="T106">Super</text:span><text:span text:style-name="T28"> </text:span><text:span text:style-name="T40">key</text:span><text:span text:style-name="T22"><text:note text:id="ftn3" text:note-class="footnote"><text:note-citation>3</text:note-citation><text:note-body><text:p text:style-name="P12">The <text:span text:style-name="T136"><text:s/></text:span><text:span text:style-name="T154">Super</text:span> key is the Windows key, Command key (Apple), or Magnifier key<text:span text:style-name="T133"> </text:span><text:span text:style-name="T134">(Chromebook)</text:span><text:span text:style-name="T133">.</text:span></text:p></text:note-body></text:note></text:span><text:span text:style-name="T31">, </text:span><text:span text:style-name="T32">type</text:span><text:span text:style-name="T33"> </text:span><text:span text:style-name="User_20_Entry"><text:span text:style-name="T87">t</text:span></text:span><text:span text:style-name="User_20_Entry"><text:span text:style-name="T86">erm</text:span></text:span><text:span text:style-name="T34"> </text:span><text:span text:style-name="T41">and click the </text:span><text:span text:style-name="Strong_20_Emphasis"><text:span text:style-name="T98">Terminal</text:span></text:span><text:span text:style-name="T41"> ico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29"/></text:span></text:p>
          </table:table-cell>
          <table:table-cell table:style-name="_31_._5f_Installatie_5f_voorbereiden.D4" office:value-type="string">
            <text:p text:style-name="P54"><text:span text:style-name="T13">Type the</text:span><text:span text:style-name="T15"> following</text:span><text:span text:style-name="T13"> two commands, each followed by the </text:span><text:span text:style-name="T221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72"><text:span text:style-name="User_20_Entry"><text:span text:style-name="T83">wget karelzimmer.nl/</text:span></text:span><text:span text:style-name="User_20_Entry"><text:span text:style-name="T8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72"><text:span text:style-name="User_20_Entry"><text:span text:style-name="T83">bash </text:span></text:span><text:span text:style-name="User_20_Entry"><text:span text:style-name="T8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7" draw:name="Vorm 6" draw:style-name="gr1" draw:text-style-name="P8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4"><draw:control text:anchor-type="as-char" draw:z-index="18" draw:name="Vorm 7" draw:style-name="gr1" draw:text-style-name="P8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59"><text:span text:style-name="T45">P</text:span><text:span text:style-name="T31">ress the </text:span><text:span text:style-name="T97">Super</text:span><text:span text:style-name="T31"> key, type </text:span><text:span text:style-name="User_20_Entry"><text:span text:style-name="T88">m</text:span></text:span><text:span text:style-name="User_20_Entry"><text:span text:style-name="T86">enu</text:span></text:span><text:span text:style-name="T31"> and click the </text:span><text:span text:style-name="Strong_20_Emphasis"><text:span text:style-name="T91">Install</text:span></text:span><text:span text:style-name="Strong_20_Emphasis"><text:span text:style-name="T92">ation</text:span></text:span><text:span text:style-name="Strong_20_Emphasis"><text:span text:style-name="T91"> menu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3"><text:span text:style-name="T35">Select </text:span><text:span text:style-name="Strong_20_Emphasis"><text:span text:style-name="T99">1</text:span></text:span><text:span text:style-name="T35"> Prepar</text:span><text:span text:style-name="T49">e</text:span><text:span text:style-name="T35"> installation</text:span><text:span text:style-name="T44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61"><text:span text:style-name="Strong_20_Emphasis"><text:span text:style-name="T54"><draw:control text:anchor-type="as-char" draw:z-index="2" draw:name="Vorm9" draw:style-name="gr1" draw:text-style-name="P8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27">Boot the computer from</text:span><text:span text:style-name="T132"><text:note text:id="ftn4" text:note-class="footnote"><text:note-citation>1</text:note-citation><text:note-body><text:p text:style-name="P13"><text:span text:style-name="T77">Boot menu/Setup via one of the </text:span><text:span text:style-name="T78">f</text:span><text:span text:style-name="T77">requently used keys:</text:span><text:span text:style-name="T79"> </text:span><text:span text:style-name="T229">Esc</text:span><text:span text:style-name="T228">, </text:span><text:span text:style-name="T229">Delete</text:span><text:span text:style-name="T228">, </text:span><text:span text:style-name="T229">F1</text:span><text:span text:style-name="T228">, </text:span><text:span text:style-name="T229">F2</text:span><text:span text:style-name="T228">, </text:span><text:span text:style-name="T229">F9</text:span><text:span text:style-name="T228">, </text:span><text:span text:style-name="T229">F10</text:span><text:span text:style-name="T228">, </text:span><text:span text:style-name="T229">F11</text:span><text:span text:style-name="T228">, or </text:span><text:span text:style-name="T229">F12</text:span></text:p></text:note-body></text:note></text:span><text:span text:style-name="T127"> an</text:span><text:span text:style-name="T129"> </text:span><text:span text:style-name="T114"><text:user-field-get text:name="Distro">Ubuntu</text:user-field-get></text:span><text:span text:style-name="T131"><text:s/></text:span><text:span text:style-name="T115"><text:user-field-get text:name="Version">24.04 LTS</text:user-field-get></text:span><text:span text:style-name="T115"><text:s/></text:span><text:span text:style-name="T69">Desktop </text:span><text:span text:style-name="T67">L</text:span><text:span text:style-name="T65">ive</text:span><text:span text:style-name="T65"><text:note text:id="ftn5" text:note-class="footnote"><text:note-citation>2</text:note-citation><text:note-body><text:p text:style-name="P70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27"> USB stick</text:span><text:span text:style-name="T66"><text:note text:id="ftn6" text:note-class="footnote"><text:note-citation>3</text:note-citation><text:note-body><text:p text:style-name="P73"><text:span text:style-name="T71">Create a bootable USB stick:<text:line-break/>Download a </text:span><text:span text:style-name="Sterk_20_accent_20_voetnoot"><text:span text:style-name="T101"><text:user-field-get text:name="Distro">Ubuntu</text:user-field-get></text:span></text:span><text:span text:style-name="Sterk_20_accent_20_voetnoot"><text:span text:style-name="T101"><text:s/>Desktop </text:span></text:span><text:span text:style-name="Sterk_20_accent_20_voetnoot"><text:span text:style-name="T101"><text:user-field-get text:name="Version">24.04 LTS</text:user-field-get></text:span></text:span><text:span text:style-name="T75"><text:s/></text:span><text:span text:style-name="T71">image from </text:span><text:a xlink:type="simple" xlink:href="https://ubuntu.com/" text:style-name="Internet_20_link" text:visited-style-name="Visited_20_Internet_20_Link"><text:span text:style-name="T212">ubuntu.com</text:span></text:a><text:span text:style-name="T72">.</text:span><text:span text:style-name="T71"><text:line-break/></text:span><text:span text:style-name="T73">The next steps are described in </text:span><text:span text:style-name="Sterk_20_accent_20_voetnoot"><text:span text:style-name="T102">Linux informati</text:span></text:span><text:span text:style-name="Sterk_20_accent_20_voetnoot"><text:span text:style-name="T103">on</text:span></text:span><text:span text:style-name="T73">, which can be found at </text:span><text:a xlink:type="simple" xlink:href="https://karelzimmer.nl/en" text:style-name="Internet_20_link" text:visited-style-name="Visited_20_Internet_20_Link"><text:span text:style-name="T211">karelzimmer.nl/en</text:span></text:a><text:span text:style-name="T73">, under </text:span><text:span text:style-name="Sterk_20_accent_20_voetnoot"><text:span text:style-name="T102">Linux</text:span></text:span><text:span text:style-name="T73">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16">Select</text:span><text:span text:style-name="T55"> </text:span><text:span text:style-name="Strong_20_Emphasis"><text:span text:style-name="T61">Try or I</text:span></text:span><text:span text:style-name="Strong_20_Emphasis"><text:span text:style-name="T62">n</text:span></text:span><text:span text:style-name="Strong_20_Emphasis"><text:span text:style-name="T63">stall Ubuntu</text:span></text:span><text:span text:style-name="T128"> </text:span><text:span text:style-name="T130">and press the </text:span><text:span text:style-name="T151">Enter</text:span><text:span text:style-name="T51"> </text:span><text:span text:style-name="T52">key</text:span><text:span text:style-name="T5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40">At</text:span> <text:span text:style-name="Strong_20_Emphasis"><text:span text:style-name="T242">Select your ke</text:span></text:span><text:span text:style-name="Strong_20_Emphasis"><text:span text:style-name="T240">yboard </text:span></text:span><text:span text:style-name="Strong_20_Emphasis"><text:span text:style-name="T242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215">Choose</text:span><text:span text:style-name="T213"> </text:span><text:span text:style-name="Strong_20_Emphasis"><text:span text:style-name="T213">English (US)</text:span></text:span><text:span text:style-name="T213"> </text:span><text:span text:style-name="T215">a</text:span><text:span text:style-name="T214">n</text:span><text:span text:style-name="T215">d </text:span><text:span text:style-name="T216">variant</text:span><text:span text:style-name="T215"> </text:span><text:span text:style-name="Strong_20_Emphasis"><text:span text:style-name="T214">English (US, intl., with dead keys)</text:span></text:span><text:span text:style-name="T214"> </text:span><text:span text:style-name="T148">and click </text:span><text:span text:style-name="Strong_20_Emphasis"><text:span text:style-name="T148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64">At</text:span><text:span text:style-name="T165"> </text:span><text:span text:style-name="Strong_20_Emphasis"><text:span text:style-name="T166">What apps would you like to install to start with?</text:span></text:span><text:span text:style-name="T166"> </text:span><text:span text:style-name="T164">choose</text:span><text:span text:style-name="T166"> </text:span><text:span text:style-name="Strong_20_Emphasis"><text:span text:style-name="T166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67">and click </text:span><text:span text:style-name="Strong_20_Emphasis"><text:span text:style-name="T175">Next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9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62">At</text:span><text:span text:style-name="T158"> </text:span><text:span text:style-name="Strong_20_Emphasis"><text:span text:style-name="T163">Create your account</text:span></text:span><text:span text:style-name="T168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69">E</text:span><text:span text:style-name="T158">nter your </text:span><text:span text:style-name="T174">Your n</text:span><text:span text:style-name="T173">ame </text:span><text:span text:style-name="T220">&lt;user</text:span><text:span text:style-name="T203">&gt;</text:span><text:span text:style-name="T170">, <text:line-break/></text:span><text:span text:style-name="T160">Y</text:span><text:span text:style-name="Strong_20_Emphasis"><text:span text:style-name="T159">our computer</text:span></text:span><text:span text:style-name="Strong_20_Emphasis"><text:span text:style-name="T160">'s name</text:span></text:span><text:span text:style-name="T7"> &lt;computerna</text:span><text:span text:style-name="T8">me&gt;</text:span><text:span text:style-name="T171">,</text:span><text:span text:style-name="Strong_20_Emphasis"><text:span text:style-name="T177"><text:line-break/></text:span></text:span><text:span text:style-name="Strong_20_Emphasis"><text:span text:style-name="T161">Pick</text:span></text:span><text:span text:style-name="Strong_20_Emphasis"><text:span text:style-name="T178"> a usernam</text:span></text:span><text:span text:style-name="T159">e</text:span><text:span text:style-name="T171"> &lt;</text:span><text:span text:style-name="T7">USERna</text:span><text:span text:style-name="T8">me&gt;</text:span><text:span text:style-name="T171">,</text:span><text:span text:style-name="Strong_20_Emphasis"><text:span text:style-name="T177"><text:line-break/></text:span></text:span><text:span text:style-name="T157">enter a </text:span><text:span text:style-name="Strong_20_Emphasis"><text:span text:style-name="T172">password</text:span></text:span><text:span text:style-name="T157"> twice </text:span><text:span text:style-name="T167">and click </text:span><text:span text:style-name="Strong_20_Emphasis"><text:span text:style-name="T175">Next</text:span></text:span><text:span text:style-name="T167">.</text:span></text:p>
          </table:table-cell>
        </table:table-row>
      </table:table>
      <text:p text:style-name="P49"><text:span text:style-name="Strong_20_Emphasis"><text:span text:style-name="T56"/></text:span></text:p>
      <text:list text:continue-numbering="true" text:style-name="L1">
        <text:list-item>
          <text:p text:style-name="P85"><text:span text:style-name="Strong_20_Emphasis"><text:span text:style-name="T64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4">Log in as </text:span><text:span text:style-name="T218">&lt;user</text:span><text:span text:style-name="T191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9" svg:width="0.35cm" svg:height="0.35cm" draw:control="control18"/></text:span></text:p>
          </table:table-cell>
          <table:table-cell table:style-name="_33_._5f_Installatie_5f_afronden.C5" office:value-type="string">
            <text:p text:style-name="Standard"><text:span text:style-name="T46">P</text:span><text:span text:style-name="T30">ress the </text:span><text:span text:style-name="T97">Super</text:span><text:span text:style-name="T28"> </text:span><text:span text:style-name="T40">key</text:span><text:span text:style-name="T23"><text:note text:id="ftn7" text:note-class="footnote"><text:note-citation>1</text:note-citation><text:note-body><text:p text:style-name="P47"><text:span text:style-name="T152">The </text:span><text:span text:style-name="T155"><text:s/></text:span><text:span text:style-name="T156">Super</text:span><text:span text:style-name="T152"> key is the Windows key, Command key (Apple), or Magnifier key </text:span><text:span text:style-name="T153">(Chromebook)</text:span><text:span text:style-name="T152">.</text:span></text:p></text:note-body></text:note></text:span><text:span text:style-name="T31">, </text:span><text:span text:style-name="T32">type</text:span><text:span text:style-name="T33"> </text:span><text:span text:style-name="User_20_Entry"><text:span text:style-name="T87">t</text:span></text:span><text:span text:style-name="User_20_Entry"><text:span text:style-name="T86">erm</text:span></text:span><text:span text:style-name="T34"> </text:span><text:span text:style-name="T41">and click the </text:span><text:span text:style-name="Strong_20_Emphasis"><text:span text:style-name="T98">Terminal</text:span></text:span><text:span text:style-name="T41"> ico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5"><text:span text:style-name="Strong_20_Emphasis"><text:span text:style-name="T29"/></text:span></text:p>
          </table:table-cell>
          <table:table-cell table:style-name="_33_._5f_Installatie_5f_afronden.C6" office:value-type="string">
            <text:p text:style-name="P57"><text:span text:style-name="T14">Type the </text:span><text:span text:style-name="T15">following </text:span><text:span text:style-name="T14">two commands, each followed by the </text:span><text:span text:style-name="T221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60"><text:span text:style-name="User_20_Entry"><text:span text:style-name="T83">wget karelzimmer.nl/</text:span></text:span><text:span text:style-name="User_20_Entry"><text:span text:style-name="T8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72"><text:span text:style-name="User_20_Entry"><text:span text:style-name="T83">bash 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2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7"><text:span text:style-name="Strong_20_Emphasis"><text:span text:style-name="T54"><draw:control text:anchor-type="as-char" draw:z-index="20" draw:name="Vorm 3" draw:style-name="gr1" draw:text-style-name="P8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5"><text:span text:style-name="T47">P</text:span><text:span text:style-name="T37">ress the </text:span><text:span text:style-name="T97">Super</text:span><text:span text:style-name="T37"> key, type </text:span><text:span text:style-name="User_20_Entry"><text:span text:style-name="T89">m</text:span></text:span><text:span text:style-name="User_20_Entry"><text:span text:style-name="T86">enu</text:span></text:span><text:span text:style-name="T37"> and click the </text:span><text:span text:style-name="Strong_20_Emphasis"><text:span text:style-name="T93">Install</text:span></text:span><text:span text:style-name="Strong_20_Emphasis"><text:span text:style-name="T94">ation</text:span></text:span><text:span text:style-name="Strong_20_Emphasis"><text:span text:style-name="T93"> menu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29"/></text:span></text:p>
          </table:table-cell>
          <table:table-cell table:style-name="_33_._5f_Installatie_5f_afronden.C12" office:value-type="string">
            <text:p text:style-name="P58"><text:span text:style-name="T36">Se</text:span><text:span text:style-name="T42">lect</text:span><text:span text:style-name="T36"> </text:span><text:span text:style-name="Strong_20_Emphasis"><text:span text:style-name="T100">3</text:span></text:span><text:span text:style-name="T57"> </text:span><text:span text:style-name="T58">Finish installatio</text:span><text:span text:style-name="T59">n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0">Follow the instructions on the screen.</text:p>
          </table:table-cell>
        </table:table-row>
      </table:table>
      <text:p text:style-name="P50"><text:span text:style-name="Strong_20_Emphasis"><text:span text:style-name="T24"/></text:span></text:p>
      <text:list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176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T54"><draw:control text:anchor-type="as-char" draw:z-index="6" draw:name="Vorm40_0" draw:style-name="gr1" draw:text-style-name="P89" svg:width="0.35cm" svg:height="0.35cm" draw:control="control5"/></text:span></text:p>
          </table:table-cell>
          <table:table-cell table:style-name="Tabel2.A1" office:value-type="string">
            <text:p text:style-name="P66"><text:span text:style-name="T54"><draw:control text:anchor-type="as-char" draw:z-index="12" draw:name="Vorm40_ 1" draw:style-name="gr1" draw:text-style-name="P89" svg:width="0.35cm" svg:height="0.35cm" draw:control="control11"/></text:span></text:p>
          </table:table-cell>
          <table:table-cell table:style-name="Tabel2.D1" office:value-type="string">
            <text:p text:style-name="P35"><text:span text:style-name="T25">Log in as</text:span><text:span text:style-name="T24"> </text:span><text:span text:style-name="T218">&lt;user</text:span><text:span text:style-name="T191">&gt;</text:span><text:span text:style-name="T38"><text:note text:id="ftn8" text:note-class="footnote"><text:note-citation>1</text:note-citation><text:note-body><text:p text:style-name="P56"><text:span text:style-name="T81">Login any additional </text:span><text:span text:style-name="T82">users</text:span><text:span text:style-name="T80"> </text:span><text:span text:style-name="T81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43"><text:span text:style-name="T107"><draw:control text:anchor-type="as-char" draw:z-index="15" draw:name="Vorm4_ 2" draw:style-name="gr1" draw:text-style-name="P89" svg:width="0.35cm" svg:height="0.35cm" draw:control="control14"/></text:span></text:p>
          </table:table-cell>
          <table:table-cell table:style-name="Tabel2.D2" office:value-type="string">
            <text:p text:style-name="P77">Follow the welcome screens.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7"><text:span text:style-name="T54"><draw:control text:anchor-type="as-char" draw:z-index="21" draw:name="Vorm 8" draw:style-name="gr1" draw:text-style-name="P89" svg:width="0.35cm" svg:height="0.35cm" draw:control="control20"/></text:span></text:p>
          </table:table-cell>
          <table:table-cell table:style-name="Tabel2.A1" office:value-type="string">
            <text:p text:style-name="P67"><text:span text:style-name="T54"><draw:control text:anchor-type="as-char" draw:z-index="22" draw:name="Vorm 9" draw:style-name="gr1" draw:text-style-name="P89" svg:width="0.35cm" svg:height="0.35cm" draw:control="control21"/></text:span></text:p>
          </table:table-cell>
          <table:table-cell table:style-name="Tabel2.D5" office:value-type="string">
            <text:p text:style-name="P33"><text:span text:style-name="T48">P</text:span><text:span text:style-name="T39">ress the </text:span><text:span text:style-name="T97">Super</text:span><text:span text:style-name="T39"> key</text:span><text:span text:style-name="T22"><text:note text:id="ftn9" text:note-class="footnote"><text:note-citation>2</text:note-citation><text:note-body><text:p text:style-name="P48"><text:span text:style-name="T152">The </text:span><text:span text:style-name="T155"><text:s/></text:span><text:span text:style-name="T156">Super</text:span><text:span text:style-name="T152"> key is the Windows key, Command key (Apple), or Magnifier key </text:span><text:span text:style-name="T153">(Chromebook)</text:span><text:span text:style-name="T152">.</text:span></text:p></text:note-body></text:note></text:span><text:span text:style-name="T39">, type </text:span><text:span text:style-name="User_20_Entry"><text:span text:style-name="T90">m</text:span></text:span><text:span text:style-name="User_20_Entry"><text:span text:style-name="T86">enu</text:span></text:span><text:span text:style-name="T39"> and click on the </text:span><text:span text:style-name="Strong_20_Emphasis"><text:span text:style-name="T95">Install</text:span></text:span><text:span text:style-name="Strong_20_Emphasis"><text:span text:style-name="T96">ation</text:span></text:span><text:span text:style-name="Strong_20_Emphasis"><text:span text:style-name="T95"> menu</text:span></text:span><text:span text:style-name="T39"> icon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6" office:value-type="string">
            <text:p text:style-name="P32"><text:span text:style-name="T43">Select</text:span><text:span text:style-name="T36"> </text:span><text:span text:style-name="Strong_20_Emphasis"><text:span text:style-name="T100">4</text:span></text:span><text:span text:style-name="T60"> </text:span><text:span text:style-name="T50">Provision user</text:span><text:span text:style-name="T35">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7" office:value-type="string">
            <text:p text:style-name="P31">Follow the instructions on the screen.</text:p>
          </table:table-cell>
        </table:table-row>
      </table:table>
      <text:p text:style-name="P38"/>
      <text:p text:style-name="P83"/>
      <text:p text:style-name="P45"><text:span text:style-name="T146">End of checklist,</text:span><text:span text:style-name="T147"> </text:span><text:span text:style-name="T143"><text:user-field-get text:name="Distro">Ubuntu</text:user-field-get></text:span><text:span text:style-name="T145"><text:s/></text:span><text:span text:style-name="T142"><text:user-field-get text:name="Version">24.04 LTS</text:user-field-get></text:span><text:span text:style-name="T142"><text:s/></text:span><text:span text:style-name="T144">Desktop</text:span><text:span text:style-name="T104"> </text:span><text:span text:style-name="T146">installation is complete.</text:span></text:p>
      <text:p text:style-name="P20"/>
      <text:p text:style-name="P18"><text:span text:style-name="T230">Written</text:span><text:span text:style-name="T231"> </text:span><text:span text:style-name="T230">by</text:span><text:span text:style-name="T231"> </text:span><text:a xlink:type="simple" xlink:href="mailto:info@karelzimmer.nl?subject=Checklist%20installation%20Linux" text:style-name="Internet_20_link" text:visited-style-name="Visited_20_Internet_20_Link"><text:span text:style-name="T237">Karel Zimmer</text:span></text:a><text:span text:style-name="T232">.</text:span></text:p>
      <text:p text:style-name="P19"><text:span text:style-name="T235">License </text:span><text:span text:style-name="T233">C</text:span><text:span text:style-name="T234">C0</text:span><text:span text:style-name="T232"> 1.0 </text:span><text:span text:style-name="T23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6"><text:s/></text:span><text:span text:style-name="T23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2-18T10:44:48.792122039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4:48.663758315</dc:date>
    <meta:keyword>Installatie</meta:keyword>
    <meta:keyword>Checklist</meta:keyword>
    <meta:keyword>Linux</meta:keyword>
    <meta:editing-cycles>6972</meta:editing-cycles>
    <meta:editing-duration>P12DT7H47M9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515" meta:character-count="3154" meta:non-whitespace-character-count="2670"/>
    <meta:user-defined meta:name="Info 1"/>
    <meta:user-defined meta:name="Info 2"/>
    <meta:user-defined meta:name="Info 3"/>
    <meta:user-defined meta:name="Info 4"/>
  </office:meta>
</office:document-meta>
</file>